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34.4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8.68mm" svg:height="194.96mm" svg:x="22.56mm" svg:y="147.69mm">
            <draw:object draw:notify-on-update-of-ranges="Sheet1.B2:Sheet1.B3 Sheet1.B4:Sheet1.B23 Sheet1.C2:Sheet1.C3 Sheet1.C4:Sheet1.C23 Sheet1.D4:Sheet1.D23 Sheet1.D4:Sheet1.D23 Sheet1.E2:Sheet1.E3 Sheet1.E4:Sheet1.E23 Sheet1.F4:Sheet1.F23 Sheet1.F4:Sheet1.F23 Sheet1.G2:Sheet1.G3 Sheet1.G4:Sheet1.G23 Sheet1.H4:Sheet1.H23 Sheet1.H4:Sheet1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8.17mm" svg:height="133.35mm" svg:x="271.13mm" svg:y="9.56mm">
            <draw:object draw:notify-on-update-of-ranges="Sheet1.B3:Sheet1.B3 Sheet1.B4:Sheet1.B23 Sheet1.I3:Sheet1.I3 Sheet1.I4:Sheet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8"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Clang time</text:p>
          </table:table-cell>
          <table:table-cell office:value-type="string" calcext:value-type="string">
            <text:p>Clang stddev</text:p>
          </table:table-cell>
          <table:table-cell office:value-type="string" calcext:value-type="string">
            <text:p>GCC 7 time</text:p>
          </table:table-cell>
          <table:table-cell office:value-type="string" calcext:value-type="string">
            <text:p>GCC 7 stddev</text:p>
          </table:table-cell>
          <table:table-cell office:value-type="string" calcext:value-type="string">
            <text:p>GCC 9 time</text:p>
          </table:table-cell>
          <table:table-cell office:value-type="string" calcext:value-type="string">
            <text:p>GCC 9 stddev</text:p>
          </table:table-cell>
          <table:table-cell table:style-name="Default" office:value-type="string" calcext:value-type="string">
            <text:p>Rate of Change</text:p>
          </table:table-cell>
        </table:table-row>
        <table:table-row table:style-name="ro1" table:visibility="filter">
          <table:table-cell/>
          <table:table-cell office:value-type="string" calcext:value-type="string">
            <text:p>Aos&lt;100&gt;</text:p>
          </table:table-cell>
          <table:table-cell office:value-type="float" office:value="3.6978" calcext:value-type="float">
            <text:p>3.6978</text:p>
          </table:table-cell>
          <table:table-cell office:value-type="float" office:value="0.0235559" calcext:value-type="float">
            <text:p>0.0235559</text:p>
          </table:table-cell>
          <table:table-cell office:value-type="float" office:value="3.32076" calcext:value-type="float">
            <text:p>3.32076</text:p>
          </table:table-cell>
          <table:table-cell office:value-type="float" office:value="0.0630743" calcext:value-type="float">
            <text:p>0.0630743</text:p>
          </table:table-cell>
          <table:table-cell office:value-type="float" office:value="2.81118" calcext:value-type="float">
            <text:p>2.81118</text:p>
          </table:table-cell>
          <table:table-cell office:value-type="float" office:value="0.027142" calcext:value-type="float">
            <text:p>0.027142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visibility="filter">
          <table:table-cell/>
          <table:table-cell office:value-type="string" calcext:value-type="string">
            <text:p>Aos2&lt;100&gt;</text:p>
          </table:table-cell>
          <table:table-cell office:value-type="float" office:value="3.52427" calcext:value-type="float">
            <text:p>3.52427</text:p>
          </table:table-cell>
          <table:table-cell office:value-type="float" office:value="0.0272909" calcext:value-type="float">
            <text:p>0.0272909</text:p>
          </table:table-cell>
          <table:table-cell office:value-type="float" office:value="3.11135" calcext:value-type="float">
            <text:p>3.11135</text:p>
          </table:table-cell>
          <table:table-cell office:value-type="float" office:value="0.00964492" calcext:value-type="float">
            <text:p>0.00964492</text:p>
          </table:table-cell>
          <table:table-cell office:value-type="float" office:value="2.82917" calcext:value-type="float">
            <text:p>2.82917</text:p>
          </table:table-cell>
          <table:table-cell office:value-type="float" office:value="0.0883669" calcext:value-type="float">
            <text:p>0.0883669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visibility="filter">
          <table:table-cell/>
          <table:table-cell office:value-type="string" calcext:value-type="string">
            <text:p>Soa&lt;100&gt;</text:p>
          </table:table-cell>
          <table:table-cell office:value-type="float" office:value="4.64548" calcext:value-type="float">
            <text:p>4.64548</text:p>
          </table:table-cell>
          <table:table-cell office:value-type="float" office:value="1.00622" calcext:value-type="float">
            <text:p>1.00622</text:p>
          </table:table-cell>
          <table:table-cell office:value-type="float" office:value="4.11671" calcext:value-type="float">
            <text:p>4.11671</text:p>
          </table:table-cell>
          <table:table-cell office:value-type="float" office:value="1.86203" calcext:value-type="float">
            <text:p>1.86203</text:p>
          </table:table-cell>
          <table:table-cell office:value-type="float" office:value="3.69677" calcext:value-type="float">
            <text:p>3.69677</text:p>
          </table:table-cell>
          <table:table-cell office:value-type="float" office:value="1.88588" calcext:value-type="float">
            <text:p>1.88588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visibility="filter">
          <table:table-cell/>
          <table:table-cell office:value-type="string" calcext:value-type="string">
            <text:p>Soa3&lt;100&gt;</text:p>
          </table:table-cell>
          <table:table-cell office:value-type="float" office:value="7.22303" calcext:value-type="float">
            <text:p>7.22303</text:p>
          </table:table-cell>
          <table:table-cell office:value-type="float" office:value="0.375064" calcext:value-type="float">
            <text:p>0.375064</text:p>
          </table:table-cell>
          <table:table-cell office:value-type="float" office:value="5.73324" calcext:value-type="float">
            <text:p>5.73324</text:p>
          </table:table-cell>
          <table:table-cell office:value-type="float" office:value="0.346645" calcext:value-type="float">
            <text:p>0.346645</text:p>
          </table:table-cell>
          <table:table-cell office:value-type="float" office:value="5.59449" calcext:value-type="float">
            <text:p>5.59449</text:p>
          </table:table-cell>
          <table:table-cell office:value-type="float" office:value="0.265076" calcext:value-type="float">
            <text:p>0.265076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visibility="filter">
          <table:table-cell/>
          <table:table-cell office:value-type="string" calcext:value-type="string">
            <text:p>Soa2&lt;100&gt;</text:p>
          </table:table-cell>
          <table:table-cell office:value-type="float" office:value="5.58385" calcext:value-type="float">
            <text:p>5.58385</text:p>
          </table:table-cell>
          <table:table-cell office:value-type="float" office:value="1.51962" calcext:value-type="float">
            <text:p>1.51962</text:p>
          </table:table-cell>
          <table:table-cell office:value-type="float" office:value="6.37339" calcext:value-type="float">
            <text:p>6.37339</text:p>
          </table:table-cell>
          <table:table-cell office:value-type="float" office:value="2.22497" calcext:value-type="float">
            <text:p>2.22497</text:p>
          </table:table-cell>
          <table:table-cell office:value-type="float" office:value="6.34915" calcext:value-type="float">
            <text:p>6.34915</text:p>
          </table:table-cell>
          <table:table-cell office:value-type="float" office:value="2.2947" calcext:value-type="float">
            <text:p>2.2947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visibility="filter">
          <table:table-cell/>
          <table:table-cell office:value-type="string" calcext:value-type="string">
            <text:p>Soa&lt;1000&gt;</text:p>
          </table:table-cell>
          <table:table-cell office:value-type="float" office:value="40.8368" calcext:value-type="float">
            <text:p>40.8368</text:p>
          </table:table-cell>
          <table:table-cell office:value-type="float" office:value="3.57921" calcext:value-type="float">
            <text:p>3.57921</text:p>
          </table:table-cell>
          <table:table-cell office:value-type="float" office:value="30.4555" calcext:value-type="float">
            <text:p>30.4555</text:p>
          </table:table-cell>
          <table:table-cell office:value-type="float" office:value="7.47789" calcext:value-type="float">
            <text:p>7.47789</text:p>
          </table:table-cell>
          <table:table-cell office:value-type="float" office:value="26.8734" calcext:value-type="float">
            <text:p>26.8734</text:p>
          </table:table-cell>
          <table:table-cell office:value-type="float" office:value="7.62469" calcext:value-type="float">
            <text:p>7.62469</text:p>
          </table:table-cell>
          <table:table-cell table:formula="of:=(([.G9]-[.G8])/([.G8]*10))*100-100" office:value-type="float" office:value="-67.6740193569218" calcext:value-type="float">
            <text:p>-67.67</text:p>
          </table:table-cell>
        </table:table-row>
        <table:table-row table:style-name="ro1" table:visibility="filter">
          <table:table-cell/>
          <table:table-cell office:value-type="string" calcext:value-type="string">
            <text:p>Aos2&lt;1000&gt;</text:p>
          </table:table-cell>
          <table:table-cell office:value-type="float" office:value="38.3306" calcext:value-type="float">
            <text:p>38.3306</text:p>
          </table:table-cell>
          <table:table-cell office:value-type="float" office:value="0.276161" calcext:value-type="float">
            <text:p>0.276161</text:p>
          </table:table-cell>
          <table:table-cell office:value-type="float" office:value="32.9932" calcext:value-type="float">
            <text:p>32.9932</text:p>
          </table:table-cell>
          <table:table-cell office:value-type="float" office:value="0.38602" calcext:value-type="float">
            <text:p>0.38602</text:p>
          </table:table-cell>
          <table:table-cell office:value-type="float" office:value="30.0357" calcext:value-type="float">
            <text:p>30.0357</text:p>
          </table:table-cell>
          <table:table-cell office:value-type="float" office:value="0.207605" calcext:value-type="float">
            <text:p>0.207605</text:p>
          </table:table-cell>
          <table:table-cell table:formula="of:=(([.G10]-[.G9])/([.G9]*10))*100-100" office:value-type="float" office:value="-98.8232601754895" calcext:value-type="float">
            <text:p>-98.82</text:p>
          </table:table-cell>
        </table:table-row>
        <table:table-row table:style-name="ro1" table:visibility="filter">
          <table:table-cell/>
          <table:table-cell office:value-type="string" calcext:value-type="string">
            <text:p>Soa3&lt;1000&gt;</text:p>
          </table:table-cell>
          <table:table-cell office:value-type="float" office:value="41.7169" calcext:value-type="float">
            <text:p>41.7169</text:p>
          </table:table-cell>
          <table:table-cell office:value-type="float" office:value="3.7282" calcext:value-type="float">
            <text:p>3.7282</text:p>
          </table:table-cell>
          <table:table-cell office:value-type="float" office:value="37.6806" calcext:value-type="float">
            <text:p>37.6806</text:p>
          </table:table-cell>
          <table:table-cell office:value-type="float" office:value="8.38823" calcext:value-type="float">
            <text:p>8.38823</text:p>
          </table:table-cell>
          <table:table-cell office:value-type="float" office:value="34.2435" calcext:value-type="float">
            <text:p>34.2435</text:p>
          </table:table-cell>
          <table:table-cell office:value-type="float" office:value="8.5032" calcext:value-type="float">
            <text:p>8.5032</text:p>
          </table:table-cell>
          <table:table-cell table:formula="of:=(([.G11]-[.G10])/([.G10]*10))*100-100" office:value-type="float" office:value="-98.5990671101389" calcext:value-type="float">
            <text:p>-98.60</text:p>
          </table:table-cell>
        </table:table-row>
        <table:table-row table:style-name="ro1" table:visibility="filter">
          <table:table-cell/>
          <table:table-cell office:value-type="string" calcext:value-type="string">
            <text:p>Aos&lt;1000&gt;</text:p>
          </table:table-cell>
          <table:table-cell office:value-type="float" office:value="43.5709" calcext:value-type="float">
            <text:p>43.5709</text:p>
          </table:table-cell>
          <table:table-cell office:value-type="float" office:value="0.191597" calcext:value-type="float">
            <text:p>0.191597</text:p>
          </table:table-cell>
          <table:table-cell office:value-type="float" office:value="43.1527" calcext:value-type="float">
            <text:p>43.1527</text:p>
          </table:table-cell>
          <table:table-cell office:value-type="float" office:value="0.14609" calcext:value-type="float">
            <text:p>0.14609</text:p>
          </table:table-cell>
          <table:table-cell office:value-type="float" office:value="38.0249" calcext:value-type="float">
            <text:p>38.0249</text:p>
          </table:table-cell>
          <table:table-cell office:value-type="float" office:value="0.197782" calcext:value-type="float">
            <text:p>0.197782</text:p>
          </table:table-cell>
          <table:table-cell table:formula="of:=(([.G12]-[.G11])/([.G11]*10))*100-100" office:value-type="float" office:value="-98.8957320367369" calcext:value-type="float">
            <text:p>-98.90</text:p>
          </table:table-cell>
        </table:table-row>
        <table:table-row table:style-name="ro1" table:visibility="filter">
          <table:table-cell/>
          <table:table-cell office:value-type="string" calcext:value-type="string">
            <text:p>Soa2&lt;1000&gt;</text:p>
          </table:table-cell>
          <table:table-cell office:value-type="float" office:value="46.692" calcext:value-type="float">
            <text:p>46.692</text:p>
          </table:table-cell>
          <table:table-cell office:value-type="float" office:value="4.05344" calcext:value-type="float">
            <text:p>4.05344</text:p>
          </table:table-cell>
          <table:table-cell office:value-type="float" office:value="43.9755" calcext:value-type="float">
            <text:p>43.9755</text:p>
          </table:table-cell>
          <table:table-cell office:value-type="float" office:value="5.94454" calcext:value-type="float">
            <text:p>5.94454</text:p>
          </table:table-cell>
          <table:table-cell office:value-type="float" office:value="42.741" calcext:value-type="float">
            <text:p>42.741</text:p>
          </table:table-cell>
          <table:table-cell office:value-type="float" office:value="6.97035" calcext:value-type="float">
            <text:p>6.97035</text:p>
          </table:table-cell>
          <table:table-cell table:formula="of:=(([.G13]-[.G12])/([.G12]*10))*100-100" office:value-type="float" office:value="-98.7597337534089" calcext:value-type="float">
            <text:p>-98.76</text:p>
          </table:table-cell>
        </table:table-row>
        <table:table-row table:style-name="ro1" table:visibility="filter">
          <table:table-cell/>
          <table:table-cell office:value-type="string" calcext:value-type="string">
            <text:p>Soa&lt;10000&gt;</text:p>
          </table:table-cell>
          <table:table-cell office:value-type="float" office:value="383.401" calcext:value-type="float">
            <text:p>383.401</text:p>
          </table:table-cell>
          <table:table-cell office:value-type="float" office:value="1.36826" calcext:value-type="float">
            <text:p>1.36826</text:p>
          </table:table-cell>
          <table:table-cell office:value-type="float" office:value="275.499" calcext:value-type="float">
            <text:p>275.499</text:p>
          </table:table-cell>
          <table:table-cell office:value-type="float" office:value="5.7249" calcext:value-type="float">
            <text:p>5.7249</text:p>
          </table:table-cell>
          <table:table-cell office:value-type="float" office:value="233.046" calcext:value-type="float">
            <text:p>233.046</text:p>
          </table:table-cell>
          <table:table-cell office:value-type="float" office:value="1.76787" calcext:value-type="float">
            <text:p>1.76787</text:p>
          </table:table-cell>
          <table:table-cell table:formula="of:=(([.G14]-[.G12])/([.G12]*100))*100-100" office:value-type="float" office:value="-94.8712264858027" calcext:value-type="float">
            <text:p>-94.87</text:p>
          </table:table-cell>
        </table:table-row>
        <table:table-row table:style-name="ro1" table:visibility="filter">
          <table:table-cell/>
          <table:table-cell office:value-type="string" calcext:value-type="string">
            <text:p>Soa3&lt;10000&gt;</text:p>
          </table:table-cell>
          <table:table-cell office:value-type="float" office:value="411.911" calcext:value-type="float">
            <text:p>411.911</text:p>
          </table:table-cell>
          <table:table-cell office:value-type="float" office:value="2.70147" calcext:value-type="float">
            <text:p>2.70147</text:p>
          </table:table-cell>
          <table:table-cell office:value-type="float" office:value="311.28" calcext:value-type="float">
            <text:p>311.28</text:p>
          </table:table-cell>
          <table:table-cell office:value-type="float" office:value="0.780449" calcext:value-type="float">
            <text:p>0.780449</text:p>
          </table:table-cell>
          <table:table-cell office:value-type="float" office:value="280.062" calcext:value-type="float">
            <text:p>280.062</text:p>
          </table:table-cell>
          <table:table-cell office:value-type="float" office:value="2.88096" calcext:value-type="float">
            <text:p>2.88096</text:p>
          </table:table-cell>
          <table:table-cell table:formula="of:=(([.G15]-[.G13])/([.G13]*100))*100-100" office:value-type="float" office:value="-94.4474626237103" calcext:value-type="float">
            <text:p>-94.45</text:p>
          </table:table-cell>
        </table:table-row>
        <table:table-row table:style-name="ro1" table:visibility="filter">
          <table:table-cell/>
          <table:table-cell office:value-type="string" calcext:value-type="string">
            <text:p>Aos2&lt;10000&gt;</text:p>
          </table:table-cell>
          <table:table-cell office:value-type="float" office:value="392.043" calcext:value-type="float">
            <text:p>392.043</text:p>
          </table:table-cell>
          <table:table-cell office:value-type="float" office:value="4.42717" calcext:value-type="float">
            <text:p>4.42717</text:p>
          </table:table-cell>
          <table:table-cell office:value-type="float" office:value="340.594" calcext:value-type="float">
            <text:p>340.594</text:p>
          </table:table-cell>
          <table:table-cell office:value-type="float" office:value="1.21734" calcext:value-type="float">
            <text:p>1.21734</text:p>
          </table:table-cell>
          <table:table-cell office:value-type="float" office:value="311.911" calcext:value-type="float">
            <text:p>311.911</text:p>
          </table:table-cell>
          <table:table-cell office:value-type="float" office:value="8.36551" calcext:value-type="float">
            <text:p>8.36551</text:p>
          </table:table-cell>
          <table:table-cell table:formula="of:=(([.G16]-[.G14])/([.G14]*100))*100-100" office:value-type="float" office:value="-99.6615904156261" calcext:value-type="float">
            <text:p>-99.66</text:p>
          </table:table-cell>
        </table:table-row>
        <table:table-row table:style-name="ro1" table:visibility="filter">
          <table:table-cell/>
          <table:table-cell office:value-type="string" calcext:value-type="string">
            <text:p>Soa2&lt;10000&gt;</text:p>
          </table:table-cell>
          <table:table-cell office:value-type="float" office:value="451.791" calcext:value-type="float">
            <text:p>451.791</text:p>
          </table:table-cell>
          <table:table-cell office:value-type="float" office:value="4.174" calcext:value-type="float">
            <text:p>4.174</text:p>
          </table:table-cell>
          <table:table-cell office:value-type="float" office:value="329.566" calcext:value-type="float">
            <text:p>329.566</text:p>
          </table:table-cell>
          <table:table-cell office:value-type="float" office:value="0.869544" calcext:value-type="float">
            <text:p>0.869544</text:p>
          </table:table-cell>
          <table:table-cell office:value-type="float" office:value="315.421" calcext:value-type="float">
            <text:p>315.421</text:p>
          </table:table-cell>
          <table:table-cell office:value-type="float" office:value="2.12022" calcext:value-type="float">
            <text:p>2.12022</text:p>
          </table:table-cell>
          <table:table-cell table:formula="of:=(([.G17]-[.G15])/([.G15]*100))*100-100" office:value-type="float" office:value="-99.873745813427" calcext:value-type="float">
            <text:p>-99.87</text:p>
          </table:table-cell>
        </table:table-row>
        <table:table-row table:style-name="ro1" table:visibility="filter">
          <table:table-cell/>
          <table:table-cell office:value-type="string" calcext:value-type="string">
            <text:p>Aos&lt;10000&gt;</text:p>
          </table:table-cell>
          <table:table-cell office:value-type="float" office:value="474.985" calcext:value-type="float">
            <text:p>474.985</text:p>
          </table:table-cell>
          <table:table-cell office:value-type="float" office:value="2.63806" calcext:value-type="float">
            <text:p>2.63806</text:p>
          </table:table-cell>
          <table:table-cell office:value-type="float" office:value="470.866" calcext:value-type="float">
            <text:p>470.866</text:p>
          </table:table-cell>
          <table:table-cell office:value-type="float" office:value="3.503" calcext:value-type="float">
            <text:p>3.503</text:p>
          </table:table-cell>
          <table:table-cell office:value-type="float" office:value="420.64" calcext:value-type="float">
            <text:p>420.64</text:p>
          </table:table-cell>
          <table:table-cell office:value-type="float" office:value="9.2139" calcext:value-type="float">
            <text:p>9.2139</text:p>
          </table:table-cell>
          <table:table-cell table:formula="of:=(([.G18]-[.G16])/([.G16]*100))*100-100" office:value-type="float" office:value="-99.6514101779033" calcext:value-type="float">
            <text:p>-99.65</text:p>
          </table:table-cell>
        </table:table-row>
        <table:table-row table:style-name="ro1">
          <table:table-cell/>
          <table:table-cell office:value-type="string" calcext:value-type="string">
            <text:p>Soa&lt;100000&gt;</text:p>
          </table:table-cell>
          <table:table-cell office:value-type="float" office:value="4365.13" calcext:value-type="float">
            <text:p>4365.13</text:p>
          </table:table-cell>
          <table:table-cell office:value-type="float" office:value="17.7202" calcext:value-type="float">
            <text:p>17.7202</text:p>
          </table:table-cell>
          <table:table-cell office:value-type="float" office:value="2951.67" calcext:value-type="float">
            <text:p>2951.67</text:p>
          </table:table-cell>
          <table:table-cell office:value-type="float" office:value="9.21635" calcext:value-type="float">
            <text:p>9.21635</text:p>
          </table:table-cell>
          <table:table-cell office:value-type="float" office:value="2775.52" calcext:value-type="float">
            <text:p>2775.52</text:p>
          </table:table-cell>
          <table:table-cell office:value-type="float" office:value="28.741" calcext:value-type="float">
            <text:p>28.741</text:p>
          </table:table-cell>
          <table:table-cell table:formula="of:=(([.G19]-[.G16])/([.G16]*1000))*100-100" office:value-type="float" office:value="-99.2101564228257" calcext:value-type="float">
            <text:p>-99.21</text:p>
          </table:table-cell>
        </table:table-row>
        <table:table-row table:style-name="ro1">
          <table:table-cell/>
          <table:table-cell office:value-type="string" calcext:value-type="string">
            <text:p>Soa2&lt;100000&gt;</text:p>
          </table:table-cell>
          <table:table-cell office:value-type="float" office:value="4488.01" calcext:value-type="float">
            <text:p>4488.01</text:p>
          </table:table-cell>
          <table:table-cell office:value-type="float" office:value="18.196" calcext:value-type="float">
            <text:p>18.196</text:p>
          </table:table-cell>
          <table:table-cell office:value-type="float" office:value="2994.89" calcext:value-type="float">
            <text:p>2994.89</text:p>
          </table:table-cell>
          <table:table-cell office:value-type="float" office:value="7.05593" calcext:value-type="float">
            <text:p>7.05593</text:p>
          </table:table-cell>
          <table:table-cell office:value-type="float" office:value="2895.39" calcext:value-type="float">
            <text:p>2895.39</text:p>
          </table:table-cell>
          <table:table-cell office:value-type="float" office:value="34.5452" calcext:value-type="float">
            <text:p>34.5452</text:p>
          </table:table-cell>
          <table:table-cell table:formula="of:=(([.G20]-[.G17])/([.G17]*1000))*100-100" office:value-type="float" office:value="-99.1820554116562" calcext:value-type="float">
            <text:p>-99.18</text:p>
          </table:table-cell>
        </table:table-row>
        <table:table-row table:style-name="ro1">
          <table:table-cell/>
          <table:table-cell office:value-type="string" calcext:value-type="string">
            <text:p>Soa3&lt;100000&gt;</text:p>
          </table:table-cell>
          <table:table-cell office:value-type="float" office:value="4750.59" calcext:value-type="float">
            <text:p>4750.59</text:p>
          </table:table-cell>
          <table:table-cell office:value-type="float" office:value="27.0521" calcext:value-type="float">
            <text:p>27.0521</text:p>
          </table:table-cell>
          <table:table-cell office:value-type="float" office:value="3860.82" calcext:value-type="float">
            <text:p>3860.82</text:p>
          </table:table-cell>
          <table:table-cell office:value-type="float" office:value="12.9155" calcext:value-type="float">
            <text:p>12.9155</text:p>
          </table:table-cell>
          <table:table-cell office:value-type="float" office:value="3735.61" calcext:value-type="float">
            <text:p>3735.61</text:p>
          </table:table-cell>
          <table:table-cell office:value-type="float" office:value="37.6805" calcext:value-type="float">
            <text:p>37.6805</text:p>
          </table:table-cell>
          <table:table-cell table:formula="of:=(([.G21]-[.G18])/([.G18]*1000))*100-100" office:value-type="float" office:value="-99.2119223088627" calcext:value-type="float">
            <text:p>-99.21</text:p>
          </table:table-cell>
        </table:table-row>
        <table:table-row table:style-name="ro1">
          <table:table-cell/>
          <table:table-cell office:value-type="string" calcext:value-type="string">
            <text:p>Aos2&lt;100000&gt;</text:p>
          </table:table-cell>
          <table:table-cell office:value-type="float" office:value="7838.97" calcext:value-type="float">
            <text:p>7838.97</text:p>
          </table:table-cell>
          <table:table-cell office:value-type="float" office:value="29.5527" calcext:value-type="float">
            <text:p>29.5527</text:p>
          </table:table-cell>
          <table:table-cell office:value-type="float" office:value="7027.31" calcext:value-type="float">
            <text:p>7027.31</text:p>
          </table:table-cell>
          <table:table-cell office:value-type="float" office:value="16.6576" calcext:value-type="float">
            <text:p>16.6576</text:p>
          </table:table-cell>
          <table:table-cell office:value-type="float" office:value="6863.67" calcext:value-type="float">
            <text:p>6863.67</text:p>
          </table:table-cell>
          <table:table-cell office:value-type="float" office:value="16.4919" calcext:value-type="float">
            <text:p>16.4919</text:p>
          </table:table-cell>
          <table:table-cell table:formula="of:=(([.G22]-[.G19])/([.G19]*1000))*100-100" office:value-type="float" office:value="-99.8527068801522" calcext:value-type="float">
            <text:p>-99.85</text:p>
          </table:table-cell>
        </table:table-row>
        <table:table-row table:style-name="ro1">
          <table:table-cell/>
          <table:table-cell office:value-type="string" calcext:value-type="string">
            <text:p>Aos&lt;100000&gt;</text:p>
          </table:table-cell>
          <table:table-cell office:value-type="float" office:value="12007.7" calcext:value-type="float">
            <text:p>12007.7</text:p>
          </table:table-cell>
          <table:table-cell office:value-type="float" office:value="27.8728" calcext:value-type="float">
            <text:p>27.8728</text:p>
          </table:table-cell>
          <table:table-cell office:value-type="float" office:value="12423.2" calcext:value-type="float">
            <text:p>12423.2</text:p>
          </table:table-cell>
          <table:table-cell office:value-type="float" office:value="118.492" calcext:value-type="float">
            <text:p>118.492</text:p>
          </table:table-cell>
          <table:table-cell office:value-type="float" office:value="10999.9" calcext:value-type="float">
            <text:p>10999.9</text:p>
          </table:table-cell>
          <table:table-cell office:value-type="float" office:value="66.6776" calcext:value-type="float">
            <text:p>66.6776</text:p>
          </table:table-cell>
          <table:table-cell table:formula="of:=(([.G23]-[.G20])/([.G20]*1000))*100-100" office:value-type="float" office:value="-99.7200891762422" calcext:value-type="float">
            <text:p>-99.72</text:p>
          </table:table-cell>
        </table:table-row>
      </table:table>
      <table:table table:name="Pivot Table_Sheet1_1" table:style-name="ta1">
        <table:table-column table:style-name="co7" table:default-cell-style-name="ce6"/>
        <table:table-column table:style-name="co8" table:default-cell-style-name="ce11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1" table:default-cell-style-name="ce21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table:number-columns-repeated="4"/>
          <table:table-cell table:style-name="ce18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Sum - Clang time</text:p>
          </table:table-cell>
          <table:table-cell table:style-name="ce14" office:value-type="string" calcext:value-type="string">
            <text:p>Sum - Clang stddev</text:p>
          </table:table-cell>
          <table:table-cell table:style-name="ce14" office:value-type="string" calcext:value-type="string">
            <text:p>Sum - GCC 7 time</text:p>
          </table:table-cell>
          <table:table-cell table:style-name="ce14" office:value-type="string" calcext:value-type="string">
            <text:p>Sum - GCC 7 stddev</text:p>
          </table:table-cell>
          <table:table-cell table:style-name="ce14" office:value-type="string" calcext:value-type="string">
            <text:p>Sum - GCC 9 time</text:p>
          </table:table-cell>
          <table:table-cell table:style-name="ce19" office:value-type="string" calcext:value-type="string">
            <text:p>Sum - GCC 9 stddev</text:p>
          </table:table-cell>
        </table:table-row>
        <table:table-row table:style-name="ro1">
          <table:table-cell table:style-name="ce5" office:value-type="string" calcext:value-type="string">
            <text:p>aos&lt;100&gt;_mean</text:p>
          </table:table-cell>
          <table:table-cell table:style-name="ce10" office:value-type="float" office:value="4008.03" calcext:value-type="float">
            <text:p>4008.03</text:p>
          </table:table-cell>
          <table:table-cell table:style-name="ce15" office:value-type="float" office:value="70.6003" calcext:value-type="float">
            <text:p>70.6003</text:p>
          </table:table-cell>
          <table:table-cell table:style-name="ce15" office:value-type="float" office:value="3488.32" calcext:value-type="float">
            <text:p>3488.32</text:p>
          </table:table-cell>
          <table:table-cell table:style-name="ce15" office:value-type="float" office:value="45.8014" calcext:value-type="float">
            <text:p>45.8014</text:p>
          </table:table-cell>
          <table:table-cell table:style-name="ce15" office:value-type="float" office:value="2944.03" calcext:value-type="float">
            <text:p>2944.03</text:p>
          </table:table-cell>
          <table:table-cell table:style-name="ce20" office:value-type="float" office:value="32.5645" calcext:value-type="float">
            <text:p>32.5645</text:p>
          </table:table-cell>
        </table:table-row>
        <table:table-row table:style-name="ro1">
          <table:table-cell office:value-type="string" calcext:value-type="string">
            <text:p>aos2&lt;100&gt;_mean</text:p>
          </table:table-cell>
          <table:table-cell office:value-type="float" office:value="3768.18" calcext:value-type="float">
            <text:p>3768.18</text:p>
          </table:table-cell>
          <table:table-cell office:value-type="float" office:value="62.8258" calcext:value-type="float">
            <text:p>62.8258</text:p>
          </table:table-cell>
          <table:table-cell office:value-type="float" office:value="3309.01" calcext:value-type="float">
            <text:p>3309.01</text:p>
          </table:table-cell>
          <table:table-cell office:value-type="float" office:value="31.3701" calcext:value-type="float">
            <text:p>31.3701</text:p>
          </table:table-cell>
          <table:table-cell office:value-type="float" office:value="2905.31" calcext:value-type="float">
            <text:p>2905.31</text:p>
          </table:table-cell>
          <table:table-cell office:value-type="float" office:value="40.2317" calcext:value-type="float">
            <text:p>40.2317</text:p>
          </table:table-cell>
        </table:table-row>
        <table:table-row table:style-name="ro1">
          <table:table-cell office:value-type="string" calcext:value-type="string">
            <text:p>soa&lt;100&gt;_mean</text:p>
          </table:table-cell>
          <table:table-cell office:value-type="float" office:value="5130.39" calcext:value-type="float">
            <text:p>5130.39</text:p>
          </table:table-cell>
          <table:table-cell office:value-type="float" office:value="334.315" calcext:value-type="float">
            <text:p>334.315</text:p>
          </table:table-cell>
          <table:table-cell office:value-type="float" office:value="5862.31" calcext:value-type="float">
            <text:p>5862.31</text:p>
          </table:table-cell>
          <table:table-cell office:value-type="float" office:value="688.077" calcext:value-type="float">
            <text:p>688.077</text:p>
          </table:table-cell>
          <table:table-cell office:value-type="float" office:value="4771.07" calcext:value-type="float">
            <text:p>4771.07</text:p>
          </table:table-cell>
          <table:table-cell office:value-type="float" office:value="424.775" calcext:value-type="float">
            <text:p>424.775</text:p>
          </table:table-cell>
        </table:table-row>
        <table:table-row table:style-name="ro1">
          <table:table-cell office:value-type="string" calcext:value-type="string">
            <text:p>soa2&lt;100&gt;_mean</text:p>
          </table:table-cell>
          <table:table-cell office:value-type="float" office:value="5761.42" calcext:value-type="float">
            <text:p>5761.42</text:p>
          </table:table-cell>
          <table:table-cell office:value-type="float" office:value="335.549" calcext:value-type="float">
            <text:p>335.549</text:p>
          </table:table-cell>
          <table:table-cell office:value-type="float" office:value="7613.73" calcext:value-type="float">
            <text:p>7613.73</text:p>
          </table:table-cell>
          <table:table-cell office:value-type="float" office:value="659.15" calcext:value-type="float">
            <text:p>659.15</text:p>
          </table:table-cell>
          <table:table-cell office:value-type="float" office:value="6420.6" calcext:value-type="float">
            <text:p>6420.6</text:p>
          </table:table-cell>
          <table:table-cell office:value-type="float" office:value="368.544" calcext:value-type="float">
            <text:p>368.544</text:p>
          </table:table-cell>
        </table:table-row>
        <table:table-row table:style-name="ro1">
          <table:table-cell table:style-name="ce7" office:value-type="string" calcext:value-type="string">
            <text:p>soa3&lt;100&gt;_mean</text:p>
          </table:table-cell>
          <table:table-cell table:style-name="ce12" office:value-type="float" office:value="5290.18" calcext:value-type="float">
            <text:p>5290.18</text:p>
          </table:table-cell>
          <table:table-cell table:style-name="ce17" office:value-type="float" office:value="171.433" calcext:value-type="float">
            <text:p>171.433</text:p>
          </table:table-cell>
          <table:table-cell table:style-name="ce17" office:value-type="float" office:value="7321.26" calcext:value-type="float">
            <text:p>7321.26</text:p>
          </table:table-cell>
          <table:table-cell table:style-name="ce17" office:value-type="float" office:value="567.155" calcext:value-type="float">
            <text:p>567.155</text:p>
          </table:table-cell>
          <table:table-cell table:style-name="ce17" office:value-type="float" office:value="5845.79" calcext:value-type="float">
            <text:p>5845.79</text:p>
          </table:table-cell>
          <table:table-cell table:style-name="ce22" office:value-type="float" office:value="226.406" calcext:value-type="float">
            <text:p>226.406</text:p>
          </table:table-cell>
        </table:table-row>
      </table:table>
      <table:named-expressions/>
      <table:database-ranges>
        <table:database-range table:name="__Anonymous_Sheet_DB__0" table:target-range-address="Sheet1.B3:Sheet1.I23" table:display-filter-buttons="true">
          <table:filter>
            <table:filter-and>
              <table:filter-condition table:field-number="0" table:value="Aos2&lt;100000&gt;" table:operator="=">
                <table:filter-set-item table:value="Aos2&lt;100000&gt;"/>
                <table:filter-set-item table:value="Aos&lt;100000&gt;"/>
                <table:filter-set-item table:value="Soa2&lt;100000&gt;"/>
                <table:filter-set-item table:value="Soa3&lt;100000&gt;"/>
                <table:filter-set-item table:value="Soa&lt;100000&gt;"/>
              </table:filter-condition>
            </table:filter-and>
          </table:filter>
          <table:sort>
            <table:sort-by table:field-number="5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G9" table:buttons="'Pivot Table_Sheet1_1'.A1 'Pivot Table_Sheet1_1'.A4 'Pivot Table_Sheet1_1'.B3" table:grand-total="none" table:drill-down-on-double-click="false">
          <table:source-cell-range table:cell-range-address="Sheet1.B3:Sheet1.H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aos&lt;100&gt;_mean" table:display="true" table:show-details="true"/>
                <table:data-pilot-member table:name="aos&lt;1000&gt;_mean" table:display="false" table:show-details="true"/>
                <table:data-pilot-member table:name="aos&lt;10000&gt;_mean" table:display="false" table:show-details="true"/>
                <table:data-pilot-member table:name="aos&lt;100000&gt;_mean" table:display="false" table:show-details="true"/>
                <table:data-pilot-member table:name="aos2&lt;100&gt;_mean" table:display="true" table:show-details="true"/>
                <table:data-pilot-member table:name="aos2&lt;1000&gt;_mean" table:display="false" table:show-details="true"/>
                <table:data-pilot-member table:name="aos2&lt;10000&gt;_mean" table:display="false" table:show-details="true"/>
                <table:data-pilot-member table:name="aos2&lt;100000&gt;_mean" table:display="false" table:show-details="true"/>
                <table:data-pilot-member table:name="soa&lt;100&gt;_mean" table:display="true" table:show-details="true"/>
                <table:data-pilot-member table:name="soa&lt;1000&gt;_mean" table:display="false" table:show-details="true"/>
                <table:data-pilot-member table:name="soa&lt;10000&gt;_mean" table:display="false" table:show-details="true"/>
                <table:data-pilot-member table:name="soa&lt;100000&gt;_mean" table:display="false" table:show-details="true"/>
                <table:data-pilot-member table:name="soa2&lt;100&gt;_mean" table:display="true" table:show-details="true"/>
                <table:data-pilot-member table:name="soa2&lt;1000&gt;_mean" table:display="false" table:show-details="true"/>
                <table:data-pilot-member table:name="soa2&lt;10000&gt;_mean" table:display="false" table:show-details="true"/>
                <table:data-pilot-member table:name="soa2&lt;100000&gt;_mean" table:display="false" table:show-details="true"/>
                <table:data-pilot-member table:name="soa3&lt;100&gt;_mean" table:display="true" table:show-details="true"/>
                <table:data-pilot-member table:name="soa3&lt;1000&gt;_mean" table:display="false" table:show-details="true"/>
                <table:data-pilot-member table:name="soa3&lt;10000&gt;_mean" table:display="false" table:show-details="true"/>
                <table:data-pilot-member table:name="soa3&lt;100000&gt;_mean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ng time" table:orientation="data" table:used-hierarchy="0" table:function="sum">
            <table:data-pilot-level table:show-empty="false" calcext:repeat-item-labels="false">
              <table:data-pilot-members>
                <table:data-pilot-member table:name="5.38595" table:display="true" table:show-details="true"/>
                <table:data-pilot-member table:name="5.72505" table:display="true" table:show-details="true"/>
                <table:data-pilot-member table:name="5.88252" table:display="true" table:show-details="true"/>
                <table:data-pilot-member table:name="8.18057" table:display="true" table:show-details="true"/>
                <table:data-pilot-member table:name="15.3473" table:display="true" table:show-details="true"/>
                <table:data-pilot-member table:name="39.4356" table:display="true" table:show-details="true"/>
                <table:data-pilot-member table:name="48.7708" table:display="true" table:show-details="true"/>
                <table:data-pilot-member table:name="50.1357" table:display="true" table:show-details="true"/>
                <table:data-pilot-member table:name="51.6584" table:display="true" table:show-details="true"/>
                <table:data-pilot-member table:name="58.2717" table:display="true" table:show-details="true"/>
                <table:data-pilot-member table:name="395.849" table:display="true" table:show-details="true"/>
                <table:data-pilot-member table:name="416.32" table:display="true" table:show-details="true"/>
                <table:data-pilot-member table:name="437.188" table:display="true" table:show-details="true"/>
                <table:data-pilot-member table:name="570.166" table:display="true" table:show-details="true"/>
                <table:data-pilot-member table:name="722.256" table:display="true" table:show-details="true"/>
                <table:data-pilot-member table:name="3768.18" table:display="true" table:show-details="true"/>
                <table:data-pilot-member table:name="4008.03" table:display="true" table:show-details="true"/>
                <table:data-pilot-member table:name="5130.39" table:display="true" table:show-details="true"/>
                <table:data-pilot-member table:name="5290.18" table:display="true" table:show-details="true"/>
                <table:data-pilot-member table:name="5761.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ng stddev" table:orientation="data" table:used-hierarchy="0" table:function="sum">
            <table:data-pilot-level table:show-empty="false" calcext:repeat-item-labels="false">
              <table:data-pilot-members>
                <table:data-pilot-member table:name="0.208166" table:display="true" table:show-details="true"/>
                <table:data-pilot-member table:name="0.285102" table:display="true" table:show-details="true"/>
                <table:data-pilot-member table:name="0.300286" table:display="true" table:show-details="true"/>
                <table:data-pilot-member table:name="0.353049" table:display="true" table:show-details="true"/>
                <table:data-pilot-member table:name="0.491009" table:display="true" table:show-details="true"/>
                <table:data-pilot-member table:name="0.67619" table:display="true" table:show-details="true"/>
                <table:data-pilot-member table:name="0.702893" table:display="true" table:show-details="true"/>
                <table:data-pilot-member table:name="0.888079" table:display="true" table:show-details="true"/>
                <table:data-pilot-member table:name="3.06579" table:display="true" table:show-details="true"/>
                <table:data-pilot-member table:name="4.33859" table:display="true" table:show-details="true"/>
                <table:data-pilot-member table:name="4.65244" table:display="true" table:show-details="true"/>
                <table:data-pilot-member table:name="6.54344" table:display="true" table:show-details="true"/>
                <table:data-pilot-member table:name="8.47974" table:display="true" table:show-details="true"/>
                <table:data-pilot-member table:name="35.6997" table:display="true" table:show-details="true"/>
                <table:data-pilot-member table:name="62.8258" table:display="true" table:show-details="true"/>
                <table:data-pilot-member table:name="70.6003" table:display="true" table:show-details="true"/>
                <table:data-pilot-member table:name="129.65" table:display="true" table:show-details="true"/>
                <table:data-pilot-member table:name="171.433" table:display="true" table:show-details="true"/>
                <table:data-pilot-member table:name="334.315" table:display="true" table:show-details="true"/>
                <table:data-pilot-member table:name="335.5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CC 7 time" table:orientation="data" table:used-hierarchy="0" table:function="sum">
            <table:data-pilot-level table:show-empty="false" calcext:repeat-item-labels="false">
              <table:data-pilot-members>
                <table:data-pilot-member table:name="3.74273" table:display="true" table:show-details="true"/>
                <table:data-pilot-member table:name="4.15702" table:display="true" table:show-details="true"/>
                <table:data-pilot-member table:name="4.83694" table:display="true" table:show-details="true"/>
                <table:data-pilot-member table:name="8.00959" table:display="true" table:show-details="true"/>
                <table:data-pilot-member table:name="15.4876" table:display="true" table:show-details="true"/>
                <table:data-pilot-member table:name="34.8738" table:display="true" table:show-details="true"/>
                <table:data-pilot-member table:name="46.3029" table:display="true" table:show-details="true"/>
                <table:data-pilot-member table:name="53.9659" table:display="true" table:show-details="true"/>
                <table:data-pilot-member table:name="59.2162" table:display="true" table:show-details="true"/>
                <table:data-pilot-member table:name="73.4073" table:display="true" table:show-details="true"/>
                <table:data-pilot-member table:name="239.674" table:display="true" table:show-details="true"/>
                <table:data-pilot-member table:name="300.874" table:display="true" table:show-details="true"/>
                <table:data-pilot-member table:name="333.818" table:display="true" table:show-details="true"/>
                <table:data-pilot-member table:name="515.61" table:display="true" table:show-details="true"/>
                <table:data-pilot-member table:name="937.836" table:display="true" table:show-details="true"/>
                <table:data-pilot-member table:name="3309.01" table:display="true" table:show-details="true"/>
                <table:data-pilot-member table:name="3488.32" table:display="true" table:show-details="true"/>
                <table:data-pilot-member table:name="5862.31" table:display="true" table:show-details="true"/>
                <table:data-pilot-member table:name="7321.26" table:display="true" table:show-details="true"/>
                <table:data-pilot-member table:name="7613.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CC 7 stddev" table:orientation="data" table:used-hierarchy="0" table:function="sum">
            <table:data-pilot-level table:show-empty="false" calcext:repeat-item-labels="false">
              <table:data-pilot-members>
                <table:data-pilot-member table:name="0.0358486" table:display="true" table:show-details="true"/>
                <table:data-pilot-member table:name="0.146723" table:display="true" table:show-details="true"/>
                <table:data-pilot-member table:name="0.258101" table:display="true" table:show-details="true"/>
                <table:data-pilot-member table:name="0.426813" table:display="true" table:show-details="true"/>
                <table:data-pilot-member table:name="0.49391" table:display="true" table:show-details="true"/>
                <table:data-pilot-member table:name="0.591805" table:display="true" table:show-details="true"/>
                <table:data-pilot-member table:name="0.909052" table:display="true" table:show-details="true"/>
                <table:data-pilot-member table:name="1.64061" table:display="true" table:show-details="true"/>
                <table:data-pilot-member table:name="2.74075" table:display="true" table:show-details="true"/>
                <table:data-pilot-member table:name="4.40138" table:display="true" table:show-details="true"/>
                <table:data-pilot-member table:name="5.6085" table:display="true" table:show-details="true"/>
                <table:data-pilot-member table:name="8.68807" table:display="true" table:show-details="true"/>
                <table:data-pilot-member table:name="9.42149" table:display="true" table:show-details="true"/>
                <table:data-pilot-member table:name="11.3329" table:display="true" table:show-details="true"/>
                <table:data-pilot-member table:name="31.3701" table:display="true" table:show-details="true"/>
                <table:data-pilot-member table:name="45.8014" table:display="true" table:show-details="true"/>
                <table:data-pilot-member table:name="51.496" table:display="true" table:show-details="true"/>
                <table:data-pilot-member table:name="567.155" table:display="true" table:show-details="true"/>
                <table:data-pilot-member table:name="659.15" table:display="true" table:show-details="true"/>
                <table:data-pilot-member table:name="688.0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CC 9 time" table:orientation="data" table:used-hierarchy="0" table:function="sum">
            <table:data-pilot-level table:show-empty="false" calcext:repeat-item-labels="false">
              <table:data-pilot-members>
                <table:data-pilot-member table:name="3.60933" table:display="true" table:show-details="true"/>
                <table:data-pilot-member table:name="3.65296" table:display="true" table:show-details="true"/>
                <table:data-pilot-member table:name="4.60452" table:display="true" table:show-details="true"/>
                <table:data-pilot-member table:name="7.08924" table:display="true" table:show-details="true"/>
                <table:data-pilot-member table:name="13.7192" table:display="true" table:show-details="true"/>
                <table:data-pilot-member table:name="30.7058" table:display="true" table:show-details="true"/>
                <table:data-pilot-member table:name="41.2294" table:display="true" table:show-details="true"/>
                <table:data-pilot-member table:name="44.6174" table:display="true" table:show-details="true"/>
                <table:data-pilot-member table:name="54.265" table:display="true" table:show-details="true"/>
                <table:data-pilot-member table:name="59.8961" table:display="true" table:show-details="true"/>
                <table:data-pilot-member table:name="201.03" table:display="true" table:show-details="true"/>
                <table:data-pilot-member table:name="284.959" table:display="true" table:show-details="true"/>
                <table:data-pilot-member table:name="292.233" table:display="true" table:show-details="true"/>
                <table:data-pilot-member table:name="490.737" table:display="true" table:show-details="true"/>
                <table:data-pilot-member table:name="662.353" table:display="true" table:show-details="true"/>
                <table:data-pilot-member table:name="2905.31" table:display="true" table:show-details="true"/>
                <table:data-pilot-member table:name="2944.03" table:display="true" table:show-details="true"/>
                <table:data-pilot-member table:name="4771.07" table:display="true" table:show-details="true"/>
                <table:data-pilot-member table:name="5845.79" table:display="true" table:show-details="true"/>
                <table:data-pilot-member table:name="6420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CC 9 stddev" table:orientation="data" table:used-hierarchy="0" table:function="sum">
            <table:data-pilot-level table:show-empty="false" calcext:repeat-item-labels="false">
              <table:data-pilot-members>
                <table:data-pilot-member table:name="0.0771155" table:display="true" table:show-details="true"/>
                <table:data-pilot-member table:name="0.200667" table:display="true" table:show-details="true"/>
                <table:data-pilot-member table:name="0.248393" table:display="true" table:show-details="true"/>
                <table:data-pilot-member table:name="0.288369" table:display="true" table:show-details="true"/>
                <table:data-pilot-member table:name="0.302733" table:display="true" table:show-details="true"/>
                <table:data-pilot-member table:name="0.463612" table:display="true" table:show-details="true"/>
                <table:data-pilot-member table:name="0.469742" table:display="true" table:show-details="true"/>
                <table:data-pilot-member table:name="1.4526" table:display="true" table:show-details="true"/>
                <table:data-pilot-member table:name="1.49435" table:display="true" table:show-details="true"/>
                <table:data-pilot-member table:name="1.95714" table:display="true" table:show-details="true"/>
                <table:data-pilot-member table:name="2.31893" table:display="true" table:show-details="true"/>
                <table:data-pilot-member table:name="2.4402" table:display="true" table:show-details="true"/>
                <table:data-pilot-member table:name="3.15577" table:display="true" table:show-details="true"/>
                <table:data-pilot-member table:name="8.45309" table:display="true" table:show-details="true"/>
                <table:data-pilot-member table:name="32.3807" table:display="true" table:show-details="true"/>
                <table:data-pilot-member table:name="32.5645" table:display="true" table:show-details="true"/>
                <table:data-pilot-member table:name="40.2317" table:display="true" table:show-details="true"/>
                <table:data-pilot-member table:name="226.406" table:display="true" table:show-details="true"/>
                <table:data-pilot-member table:name="368.544" table:display="true" table:show-details="true"/>
                <table:data-pilot-member table:name="424.7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8:46:36.369050475</meta:creation-date>
    <dc:date>2019-09-23T01:18:38.513205948</dc:date>
    <meta:editing-duration>PT1H32M52S</meta:editing-duration>
    <meta:editing-cycles>2</meta:editing-cycles>
    <meta:generator>LibreOffice/6.0.7.3$Linux_X86_64 LibreOffice_project/00m0$Build-3</meta:generator>
    <meta:document-statistic meta:table-count="2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D4:Sheet1.D23" chart:error-lower-range="Sheet1.D4:Sheet1.D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1.D4:Sheet1.D23" chart:error-lower-range="Sheet1.D4:Sheet1.D2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1.F4:Sheet1.F23" chart:error-lower-range="Sheet1.F4:Sheet1.F23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2" style:family="chart">
      <style:chart-properties chart:error-upper-indicator="true" chart:error-lower-indicator="true" chart:error-category="cell-range" chart:error-upper-range="Sheet1.F4:Sheet1.F23" chart:error-lower-range="Sheet1.F4:Sheet1.F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H4:Sheet1.H23" chart:error-lower-range="Sheet1.H4:Sheet1.H23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chart-properties chart:error-upper-indicator="true" chart:error-lower-indicator="true" chart:error-category="cell-range" chart:error-upper-range="Sheet1.H4:Sheet1.H23" chart:error-lower-range="Sheet1.H4:Sheet1.H23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5.869cm" svg:height="19.497cm" xlink:href=".." xlink:type="simple" chart:class="chart:bar" chart:style-name="ch1">
        <chart:legend chart:legend-position="end" svg:x="40.503cm" svg:y="8.204cm" style:legend-expansion="high" chart:style-name="ch2"/>
        <chart:plot-area chart:style-name="ch3" table:cell-range-address="Sheet1.B2:Sheet1.C23 Sheet1.E2:Sheet1.E23 Sheet1.G2:Sheet1.G23" chart:data-source-has-labels="both" svg:x="0.917cm" svg:y="0.389cm" svg:width="38.669cm" svg:height="18.719cm">
          <chartooo:coordinate-region svg:x="2.094cm" svg:y="0.588cm" svg:width="37.492cm" svg:height="17.873cm"/>
          <chart:axis chart:dimension="x" chart:name="primary-x" chart:style-name="ch4" chartooo:axis-type="auto">
            <chartooo:date-scale/>
            <chart:categories table:cell-range-address="Sheet1.B4:Sheet1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3" chart:label-cell-address="Sheet1.C2:Sheet1.C3" chart:class="chart:bar">
            <chart:regression-curve chart:style-name="ch8"/>
            <chart:error-indicator chart:style-name="ch9" chart:dimension="y"/>
            <chart:data-point chart:repeated="5"/>
          </chart:series>
          <chart:series chart:style-name="ch10" chart:values-cell-range-address="Sheet1.E4:Sheet1.E23" chart:label-cell-address="Sheet1.E2:Sheet1.E3" chart:class="chart:bar">
            <chart:regression-curve chart:style-name="ch11"/>
            <chart:error-indicator chart:style-name="ch12" chart:dimension="y"/>
            <chart:data-point chart:repeated="5"/>
          </chart:series>
          <chart:series chart:style-name="ch13" chart:values-cell-range-address="Sheet1.G4:Sheet1.G23" chart:label-cell-address="Sheet1.G2:Sheet1.G3" chart:class="chart:bar">
            <chart:regression-curve chart:style-name="ch14"/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time</text:p>
                <text:list>
                  <text:list-item>
                    <text:p/>
                  </text:list-item>
                  <text:list-item>
                    <text:p>Clang time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GCC 7 time</text:p>
                <text:list>
                  <text:list-item>
                    <text:p/>
                  </text:list-item>
                  <text:list-item>
                    <text:p>GCC 7 time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GCC 9 time</text:p>
                <text:list>
                  <text:list-item>
                    <text:p/>
                  </text:list-item>
                  <text:list-item>
                    <text:p>GCC 9 time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oa&lt;100000&gt;</text:p>
                <draw:g>
                  <svg:desc>Sheet1.B4:Sheet1.B23</svg:desc>
                </draw:g>
              </table:table-cell>
              <table:table-cell office:value-type="float" office:value="4365.13">
                <text:p>4365.13</text:p>
                <draw:g>
                  <svg:desc>Sheet1.C4:Sheet1.C23</svg:desc>
                </draw:g>
              </table:table-cell>
              <table:table-cell office:value-type="float" office:value="17.7202">
                <text:p>17.7202</text:p>
                <draw:g>
                  <svg:desc>Sheet1.D4:Sheet1.D23</svg:desc>
                </draw:g>
              </table:table-cell>
              <table:table-cell office:value-type="float" office:value="17.7202">
                <text:p>17.7202</text:p>
                <draw:g>
                  <svg:desc>Sheet1.D4:Sheet1.D23</svg:desc>
                </draw:g>
              </table:table-cell>
              <table:table-cell office:value-type="float" office:value="2951.67">
                <text:p>2951.67</text:p>
                <draw:g>
                  <svg:desc>Sheet1.E4:Sheet1.E23</svg:desc>
                </draw:g>
              </table:table-cell>
              <table:table-cell office:value-type="float" office:value="9.21635">
                <text:p>9.21635</text:p>
                <draw:g>
                  <svg:desc>Sheet1.F4:Sheet1.F23</svg:desc>
                </draw:g>
              </table:table-cell>
              <table:table-cell office:value-type="float" office:value="9.21635">
                <text:p>9.21635</text:p>
                <draw:g>
                  <svg:desc>Sheet1.F4:Sheet1.F23</svg:desc>
                </draw:g>
              </table:table-cell>
              <table:table-cell office:value-type="float" office:value="2775.52">
                <text:p>2775.52</text:p>
                <draw:g>
                  <svg:desc>Sheet1.G4:Sheet1.G23</svg:desc>
                </draw:g>
              </table:table-cell>
              <table:table-cell office:value-type="float" office:value="28.741">
                <text:p>28.741</text:p>
                <draw:g>
                  <svg:desc>Sheet1.H4:Sheet1.H23</svg:desc>
                </draw:g>
              </table:table-cell>
              <table:table-cell office:value-type="float" office:value="28.741">
                <text:p>28.741</text:p>
                <draw:g>
                  <svg:desc>Sheet1.H4:Sheet1.H23</svg:desc>
                </draw:g>
              </table:table-cell>
            </table:table-row>
            <table:table-row>
              <table:table-cell office:value-type="string">
                <text:p>Soa2&lt;100000&gt;</text:p>
              </table:table-cell>
              <table:table-cell office:value-type="float" office:value="4488.01">
                <text:p>4488.01</text:p>
              </table:table-cell>
              <table:table-cell office:value-type="float" office:value="18.196">
                <text:p>18.196</text:p>
              </table:table-cell>
              <table:table-cell office:value-type="float" office:value="18.196">
                <text:p>18.196</text:p>
              </table:table-cell>
              <table:table-cell office:value-type="float" office:value="2994.89">
                <text:p>2994.89</text:p>
              </table:table-cell>
              <table:table-cell office:value-type="float" office:value="7.05593">
                <text:p>7.05593</text:p>
              </table:table-cell>
              <table:table-cell office:value-type="float" office:value="7.05593">
                <text:p>7.05593</text:p>
              </table:table-cell>
              <table:table-cell office:value-type="float" office:value="2895.39">
                <text:p>2895.39</text:p>
              </table:table-cell>
              <table:table-cell office:value-type="float" office:value="34.5452">
                <text:p>34.5452</text:p>
              </table:table-cell>
              <table:table-cell office:value-type="float" office:value="34.5452">
                <text:p>34.5452</text:p>
              </table:table-cell>
            </table:table-row>
            <table:table-row>
              <table:table-cell office:value-type="string">
                <text:p>Soa3&lt;100000&gt;</text:p>
              </table:table-cell>
              <table:table-cell office:value-type="float" office:value="4750.59">
                <text:p>4750.59</text:p>
              </table:table-cell>
              <table:table-cell office:value-type="float" office:value="27.0521">
                <text:p>27.0521</text:p>
              </table:table-cell>
              <table:table-cell office:value-type="float" office:value="27.0521">
                <text:p>27.0521</text:p>
              </table:table-cell>
              <table:table-cell office:value-type="float" office:value="3860.82">
                <text:p>3860.82</text:p>
              </table:table-cell>
              <table:table-cell office:value-type="float" office:value="12.9155">
                <text:p>12.9155</text:p>
              </table:table-cell>
              <table:table-cell office:value-type="float" office:value="12.9155">
                <text:p>12.9155</text:p>
              </table:table-cell>
              <table:table-cell office:value-type="float" office:value="3735.61">
                <text:p>3735.61</text:p>
              </table:table-cell>
              <table:table-cell office:value-type="float" office:value="37.6805">
                <text:p>37.6805</text:p>
              </table:table-cell>
              <table:table-cell office:value-type="float" office:value="37.6805">
                <text:p>37.6805</text:p>
              </table:table-cell>
            </table:table-row>
            <table:table-row>
              <table:table-cell office:value-type="string">
                <text:p>Aos2&lt;100000&gt;</text:p>
              </table:table-cell>
              <table:table-cell office:value-type="float" office:value="7838.97">
                <text:p>7838.97</text:p>
              </table:table-cell>
              <table:table-cell office:value-type="float" office:value="29.5527">
                <text:p>29.5527</text:p>
              </table:table-cell>
              <table:table-cell office:value-type="float" office:value="29.5527">
                <text:p>29.5527</text:p>
              </table:table-cell>
              <table:table-cell office:value-type="float" office:value="7027.31">
                <text:p>7027.31</text:p>
              </table:table-cell>
              <table:table-cell office:value-type="float" office:value="16.6576">
                <text:p>16.6576</text:p>
              </table:table-cell>
              <table:table-cell office:value-type="float" office:value="16.6576">
                <text:p>16.6576</text:p>
              </table:table-cell>
              <table:table-cell office:value-type="float" office:value="6863.67">
                <text:p>6863.67</text:p>
              </table:table-cell>
              <table:table-cell office:value-type="float" office:value="16.4919">
                <text:p>16.4919</text:p>
              </table:table-cell>
              <table:table-cell office:value-type="float" office:value="16.4919">
                <text:p>16.4919</text:p>
              </table:table-cell>
            </table:table-row>
            <table:table-row>
              <table:table-cell office:value-type="string">
                <text:p>Aos&lt;100000&gt;</text:p>
              </table:table-cell>
              <table:table-cell office:value-type="float" office:value="12007.7">
                <text:p>12007.7</text:p>
              </table:table-cell>
              <table:table-cell office:value-type="float" office:value="27.8728">
                <text:p>27.8728</text:p>
              </table:table-cell>
              <table:table-cell office:value-type="float" office:value="27.8728">
                <text:p>27.8728</text:p>
              </table:table-cell>
              <table:table-cell office:value-type="float" office:value="12423.2">
                <text:p>12423.2</text:p>
              </table:table-cell>
              <table:table-cell office:value-type="float" office:value="118.492">
                <text:p>118.492</text:p>
              </table:table-cell>
              <table:table-cell office:value-type="float" office:value="118.492">
                <text:p>118.492</text:p>
              </table:table-cell>
              <table:table-cell office:value-type="float" office:value="10999.9">
                <text:p>10999.9</text:p>
              </table:table-cell>
              <table:table-cell office:value-type="float" office:value="66.6776">
                <text:p>66.6776</text:p>
              </table:table-cell>
              <table:table-cell office:value-type="float" office:value="66.6776">
                <text:p>66.6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18cm" svg:height="13.336cm" xlink:href=".." xlink:type="simple" chart:class="chart:bar" chart:style-name="ch1">
        <chart:legend chart:legend-position="end" svg:x="18.682cm" svg:y="6.369cm" style:legend-expansion="high" chart:style-name="ch2"/>
        <chart:plot-area chart:style-name="ch3" table:cell-range-address="Sheet1.B3:Sheet1.B23 Sheet1.I3:Sheet1.I23" chart:data-source-has-labels="both" svg:x="0.436cm" svg:y="0.266cm" svg:width="17.81cm" svg:height="12.804cm">
          <chartooo:coordinate-region svg:x="1.825cm" svg:y="0.466cm" svg:width="16.421cm" svg:height="12.406cm"/>
          <chart:axis chart:dimension="x" chart:name="primary-x" chart:style-name="ch4" chartooo:axis-type="auto">
            <chartooo:date-scale/>
            <chart:categories table:cell-range-address="Sheet1.B4:Sheet1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23" chart:label-cell-address="Sheet1.I3:Sheet1.I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 of Change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a&lt;100000&gt;</text:p>
                <draw:g>
                  <svg:desc>Sheet1.B4:Sheet1.B23</svg:desc>
                </draw:g>
              </table:table-cell>
              <table:table-cell office:value-type="float" office:value="-99.2101564228257">
                <text:p>-99.2101564228257</text:p>
                <draw:g>
                  <svg:desc>Sheet1.I4:Sheet1.I23</svg:desc>
                </draw:g>
              </table:table-cell>
            </table:table-row>
            <table:table-row>
              <table:table-cell office:value-type="string">
                <text:p>Soa2&lt;100000&gt;</text:p>
              </table:table-cell>
              <table:table-cell office:value-type="float" office:value="-99.1820554116562">
                <text:p>-99.1820554116562</text:p>
              </table:table-cell>
            </table:table-row>
            <table:table-row>
              <table:table-cell office:value-type="string">
                <text:p>Soa3&lt;100000&gt;</text:p>
              </table:table-cell>
              <table:table-cell office:value-type="float" office:value="-99.2119223088627">
                <text:p>-99.2119223088627</text:p>
              </table:table-cell>
            </table:table-row>
            <table:table-row>
              <table:table-cell office:value-type="string">
                <text:p>Aos2&lt;100000&gt;</text:p>
              </table:table-cell>
              <table:table-cell office:value-type="float" office:value="-99.8527068801522">
                <text:p>-99.8527068801522</text:p>
              </table:table-cell>
            </table:table-row>
            <table:table-row>
              <table:table-cell office:value-type="string">
                <text:p>Aos&lt;100000&gt;</text:p>
              </table:table-cell>
              <table:table-cell office:value-type="float" office:value="-99.7200891762422">
                <text:p>-99.7200891762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